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cm" fo:min-width="0.351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084cm" fo:min-width="0.001cm"/>
    </style:style>
    <style:style style:name="gr5" style:family="graphic" style:parent-style-name="standard">
      <style:graphic-properties draw:textarea-horizontal-align="justify" draw:textarea-vertical-align="middle" draw:auto-grow-height="false" fo:min-height="1.479cm" fo:min-width="0.022cm"/>
    </style:style>
    <style:style style:name="gr6" style:family="graphic" style:parent-style-name="standard">
      <style:graphic-properties draw:textarea-horizontal-align="justify" draw:textarea-vertical-align="middle" draw:auto-grow-height="false" fo:min-height="1.742cm" fo:min-width="0.106cm"/>
    </style:style>
    <style:style style:name="gr7" style:family="graphic" style:parent-style-name="standard">
      <style:graphic-properties draw:textarea-horizontal-align="justify" draw:textarea-vertical-align="middle" draw:auto-grow-height="false" fo:min-height="0.136cm" fo:min-width="0.078cm"/>
    </style:style>
    <style:style style:name="gr8" style:family="graphic" style:parent-style-name="standard">
      <style:graphic-properties draw:textarea-horizontal-align="justify" draw:textarea-vertical-align="middle" draw:auto-grow-height="false" fo:min-height="0.136cm" fo:min-width="0.079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91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03cm" svg:height="1.202cm" svg:x="2.423cm" svg:y="10.59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path draw:style-name="gr2" draw:text-style-name="P2" draw:layer="layout" svg:width="0.544cm" svg:height="0.224cm" draw:transform="skewX (0.00191986217719374) rotate (-2.97700810512673) translate (6.65508096062505cm 10.8351245897888cm)" svg:viewBox="0 0 545 225" svg:d="M545 0c-506 0-545 225-545 225">
            <text:p/>
          </draw:path>
          <draw:path draw:style-name="gr2" draw:text-style-name="P2" draw:layer="layout" svg:width="0.547cm" svg:height="0.225cm" draw:transform="skewX (0.0118682389135615) rotate (-0.110653874576441) translate (6.10259504681111cm 10.3661734538824cm)" svg:viewBox="0 0 548 226" svg:d="M0 0c507 2 548 226 548 226">
            <text:p/>
          </draw:path>
          <draw:path draw:style-name="gr2" draw:text-style-name="P2" draw:layer="layout" svg:width="0.542cm" svg:height="0.09cm" draw:transform="skewX (0.29862583501623) rotate (3.11593631358548) translate (6.11737416229559cm 10.9166612686132cm)" svg:viewBox="0 0 543 91" svg:d="M0 0c503 2 543 91 543 91">
            <text:p/>
          </draw:path>
          <draw:path draw:style-name="gr2" draw:text-style-name="P2" draw:layer="layout" svg:width="0.541cm" svg:height="0.132cm" draw:transform="skewX (-0.149574716895914) rotate (0.108734012399247) translate (5.58943762959289cm 10.7011029933464cm)" svg:viewBox="0 0 542 133" svg:d="M542 0c-503 0-542 133-542 133">
            <text:p/>
          </draw:path>
          <draw:path draw:style-name="gr2" draw:text-style-name="P2" draw:layer="layout" svg:width="0.546cm" svg:height="0.22cm" draw:transform="skewX (-0.00383972435438751) rotate (-0.120951317163208) translate (6.12533435636836cm 10.6416337123829cm)" svg:viewBox="0 0 547 221" svg:d="M0 0c507-4 547 221 547 221">
            <text:p/>
          </draw:path>
          <draw:path draw:style-name="gr2" draw:text-style-name="P2" draw:layer="layout" svg:width="0.544cm" svg:height="0.224cm" draw:transform="skewX (0.0059341194567807) rotate (-2.97648450635113) translate (6.67808319144959cm 11.1528706382865cm)" svg:viewBox="0 0 545 225" svg:d="M545 0c-507 0-545 225-545 225">
            <text:p/>
          </draw:path>
          <draw:path draw:style-name="gr2" draw:text-style-name="P2" draw:layer="layout" svg:width="0.541cm" svg:height="0.09cm" draw:transform="skewX (0.288328392429463) rotate (3.11593631358548) translate (6.12835229033213cm 11.2427219088228cm)" svg:viewBox="0 0 542 91" svg:d="M0 0c503 2 542 91 542 91">
            <text:p/>
          </draw:path>
          <draw:path draw:style-name="gr2" draw:text-style-name="P2" draw:layer="layout" svg:width="0.542cm" svg:height="0.135cm" draw:transform="skewX (-0.155857902203094) rotate (0.102450827092067) translate (5.59694241804585cm 11.0245483643737cm)" svg:viewBox="0 0 543 136" svg:d="M543 0c-504 3-543 136-543 136">
            <text:p/>
          </draw:path>
          <draw:path draw:style-name="gr2" draw:text-style-name="P2" draw:layer="layout" svg:width="0.546cm" svg:height="0.22cm" draw:transform="skewX (-0.00383972435438751) rotate (-0.120602251312809) translate (6.13371965442947cm 10.9684179251272cm)" svg:viewBox="0 0 547 221" svg:d="M0 0c507-4 547 221 547 221">
            <text:p/>
          </draw:path>
          <draw:path draw:style-name="gr2" draw:text-style-name="P2" draw:layer="layout" svg:width="0.545cm" svg:height="0.222cm" draw:transform="skewX (0.00191986217719372) rotate (-2.97369197954794) translate (6.67227357247855cm 11.4861283784025cm)" svg:viewBox="0 0 546 223" svg:d="M546 0c-506-1-546 223-546 223">
            <text:p/>
          </draw:path>
          <draw:path draw:style-name="gr2" draw:text-style-name="P2" draw:layer="layout" svg:width="0.539cm" svg:height="0.085cm" draw:transform="skewX (0.280648943720688) rotate (3.1072096673255) translate (6.13672080230905cm 11.5695549411764cm)" svg:viewBox="0 0 540 86" svg:d="M0 0c502-2 540 86 540 86">
            <text:p/>
          </draw:path>
          <draw:path draw:style-name="gr2" draw:text-style-name="P2" draw:layer="layout" svg:width="0.541cm" svg:height="0.129cm" draw:transform="skewX (-0.145734992541526) rotate (0.114493598930828) translate (5.60673131072205cm 11.3570362856848cm)" svg:viewBox="0 0 542 130" svg:d="M542 0c-503-3-542 130-542 130">
            <text:p/>
          </draw:path>
          <draw:path draw:style-name="gr2" draw:text-style-name="P2" draw:layer="layout" svg:width="0.545cm" svg:height="0.221cm" draw:transform="skewX (-0.00191986217719378) rotate (-0.117635191584419) translate (6.14208540566634cm 11.2945738370073cm)" svg:viewBox="0 0 546 222" svg:d="M0 0c507-2 546 222 546 222">
            <text:p/>
          </draw:path>
          <draw:path draw:style-name="gr2" draw:text-style-name="P2" draw:layer="layout" svg:width="0.545cm" svg:height="0.222cm" draw:transform="skewX (0.00191986217719372) rotate (-2.97369197954794) translate (6.69569420611176cm 11.788373145143cm)" svg:viewBox="0 0 546 223" svg:d="M546 0c-506-1-546 223-546 223">
            <text:p/>
          </draw:path>
          <draw:line draw:style-name="gr2" draw:text-style-name="P2" draw:layer="layout" svg:x1="6.101cm" svg:y1="10.392cm" svg:x2="6.091cm" svg:y2="9.594cm">
            <text:p/>
          </draw:line>
          <draw:line draw:style-name="gr2" draw:text-style-name="P2" draw:layer="layout" svg:x1="6.169cm" svg:y1="12.675cm" svg:x2="6.159cm" svg:y2="11.877cm">
            <text:p/>
          </draw:line>
        </draw:g>
        <draw:g xml:id="id10" draw:id="id10">
          <draw:path draw:style-name="gr2" draw:text-style-name="P2" draw:layer="layout" svg:width="0.545cm" svg:height="0.223cm" draw:transform="rotate (2.97508824294953) translate (8.23411612699759cm 10.8448809172968cm)" svg:viewBox="0 0 546 224" svg:d="M0 0c506 0 546 224 546 224">
            <text:p/>
          </draw:path>
          <draw:path draw:style-name="gr2" draw:text-style-name="P2" draw:layer="layout" svg:width="0.548cm" svg:height="0.224cm" draw:transform="skewX (-0.0139626340159546) rotate (0.114144533080429) translate (7.70271234965361cm 10.3491529760984cm)" svg:viewBox="0 0 549 225" svg:d="M549 0c-507 0-549 225-549 225">
            <text:p/>
          </draw:path>
          <draw:path draw:style-name="gr2" draw:text-style-name="P2" draw:layer="layout" svg:width="0.541cm" svg:height="0.088cm" draw:transform="skewX (-0.289724655831059) rotate (-3.11244565508149) translate (8.77526461384994cm 10.8212736709163cm)" svg:viewBox="0 0 542 89" svg:d="M542 0c-503 0-542 89-542 89">
            <text:p/>
          </draw:path>
          <draw:path draw:style-name="gr2" draw:text-style-name="P2" draw:layer="layout" svg:width="0.542cm" svg:height="0.132cm" draw:transform="skewX (0.158301363155886) rotate (-0.107512281922851) translate (8.22259528563973cm 10.5626459421764cm)" svg:viewBox="0 0 543 133" svg:d="M0 0c503 0 543 133 543 133">
            <text:p/>
          </draw:path>
          <draw:path draw:style-name="gr2" draw:text-style-name="P2" draw:layer="layout" svg:width="0.545cm" svg:height="0.219cm" draw:transform="skewX (0.0069813170079773) rotate (0.122173047639603) translate (7.68360619487529cm 10.6285946858405cm)" svg:viewBox="0 0 546 220" svg:d="M546 0c-507-4-546 220-546 220">
            <text:p/>
          </draw:path>
          <draw:path draw:style-name="gr2" draw:text-style-name="P2" draw:layer="layout" svg:width="0.545cm" svg:height="0.222cm" draw:transform="skewX (-0.00314159265358977) rotate (2.97351744662274) translate (8.21029301951903cm 11.1627843740551cm)" svg:viewBox="0 0 546 223" svg:d="M0 0c506-1 546 223 546 223">
            <text:p/>
          </draw:path>
          <draw:path draw:style-name="gr2" draw:text-style-name="P2" draw:layer="layout" svg:width="0.539cm" svg:height="0.089cm" draw:transform="skewX (-0.278380015693096) rotate (-3.11419098433348) translate (8.76306732973087cm 11.1483134991169cm)" svg:viewBox="0 0 540 90" svg:d="M540 0c-502 1-540 90-540 90">
            <text:p/>
          </draw:path>
          <draw:path draw:style-name="gr2" draw:text-style-name="P2" draw:layer="layout" svg:width="0.541cm" svg:height="0.131cm" draw:transform="skewX (0.147131255943122) rotate (-0.111177473352039) translate (8.21421285250188cm 10.8894130650116cm)" svg:viewBox="0 0 542 132" svg:d="M0 0c503-2 542 132 542 132">
            <text:p/>
          </draw:path>
          <draw:path draw:style-name="gr2" draw:text-style-name="P2" draw:layer="layout" svg:width="0.546cm" svg:height="0.22cm" draw:transform="rotate (0.120253185462409) translate (7.67399202098008cm 10.9544918709132cm)" svg:viewBox="0 0 547 221" svg:d="M547 0c-507-3-547 221-547 221">
            <text:p/>
          </draw:path>
          <draw:path draw:style-name="gr2" draw:text-style-name="P2" draw:layer="layout" svg:width="0.545cm" svg:height="0.222cm" draw:transform="skewX (-0.00314159265358977) rotate (2.97316838077234) translate (8.21736020839834cm 11.4977946592174cm)" svg:viewBox="0 0 546 223" svg:d="M0 0c506-1 546 223 546 223">
            <text:p/>
          </draw:path>
          <draw:path draw:style-name="gr2" draw:text-style-name="P2" draw:layer="layout" svg:width="0.54cm" svg:height="0.088cm" draw:transform="skewX (-0.280823476645888) rotate (-3.11227112215629) translate (8.75477552936386cm 11.4740526594115cm)" svg:viewBox="0 0 541 89" svg:d="M541 0c-503 0-541 89-541 89">
            <text:p/>
          </draw:path>
          <draw:path draw:style-name="gr2" draw:text-style-name="P2" draw:layer="layout" svg:width="0.542cm" svg:height="0.132cm" draw:transform="skewX (0.157428698529889) rotate (-0.109257611174846) translate (8.20584086768099cm 11.2155517980748cm)" svg:viewBox="0 0 543 133" svg:d="M0 0c503-1 543 133 543 133">
            <text:p/>
          </draw:path>
          <draw:path draw:style-name="gr2" draw:text-style-name="P2" draw:layer="layout" svg:width="0.545cm" svg:height="0.221cm" draw:transform="skewX (0.00349065850398867) rotate (0.118333323285216) translate (7.66669223651888cm 11.2794531304801cm)" svg:viewBox="0 0 546 222" svg:d="M546 0c-507-2-546 222-546 222">
            <text:p/>
          </draw:path>
          <draw:path draw:style-name="gr2" draw:text-style-name="P2" draw:layer="layout" svg:width="0.545cm" svg:height="0.223cm" draw:transform="skewX (-0.00314159265358977) rotate (2.97508824294953) translate (8.1939405997302cm 11.8000332900569cm)" svg:viewBox="0 0 546 224" svg:d="M0 0c506 0 546 224 546 224">
            <text:p/>
          </draw:path>
          <draw:line draw:style-name="gr2" draw:text-style-name="P2" draw:layer="layout" svg:x1="8.25cm" svg:y1="10.312cm" svg:x2="8.26cm" svg:y2="9.514cm">
            <text:p/>
          </draw:line>
          <draw:line draw:style-name="gr2" draw:text-style-name="P2" draw:layer="layout" svg:x1="8.183cm" svg:y1="12.595cm" svg:x2="8.193cm" svg:y2="11.797cm">
            <text:p/>
          </draw:line>
        </draw:g>
        <draw:line draw:style-name="gr3" draw:text-style-name="P3" draw:layer="layout" svg:x1="7.302cm" svg:y1="9.855cm" svg:x2="7.302cm" svg:y2="12.399cm">
          <text:p/>
        </draw:line>
        <draw:line draw:style-name="gr3" draw:text-style-name="P3" draw:layer="layout" svg:x1="7.041cm" svg:y1="9.856cm" svg:x2="7.041cm" svg:y2="12.4cm">
          <text:p/>
        </draw:line>
        <draw:g xml:id="id3" draw:id="id3">
          <draw:custom-shape draw:style-name="gr4" draw:text-style-name="P4" draw:layer="layout" svg:width="1.001cm" svg:height="1.001cm" draw:transform="rotate (1.5707963267949) translate (10.674cm 9.3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11.7cm" svg:y1="8.281cm" svg:x2="11.7cm" svg:y2="9.369cm">
            <text:p/>
          </draw:line>
        </draw:g>
        <draw:g xml:id="id4" draw:id="id4">
          <draw:custom-shape draw:style-name="gr5" draw:text-style-name="P4" draw:layer="layout" svg:width="0.522cm" svg:height="1.729cm" svg:x="12.883cm" svg:y="10.224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3.148cm" svg:y1="10.23cm" svg:x2="13.158cm" svg:y2="9.432cm">
            <text:p/>
          </draw:line>
          <draw:line draw:style-name="gr2" draw:text-style-name="P2" draw:layer="layout" svg:x1="13.148cm" svg:y1="12.776cm" svg:x2="13.158cm" svg:y2="11.978cm">
            <text:p/>
          </draw:line>
        </draw:g>
        <draw:g xml:id="id5" draw:id="id5">
          <draw:line draw:style-name="gr2" draw:text-style-name="P2" draw:layer="layout" svg:x1="14.514cm" svg:y1="10.792cm" svg:x2="15.829cm" svg:y2="10.792cm">
            <text:p/>
          </draw:line>
          <draw:line draw:style-name="gr2" draw:text-style-name="P2" draw:layer="layout" svg:x1="14.514cm" svg:y1="10.792cm" svg:x2="15.829cm" svg:y2="10.792cm">
            <text:p/>
          </draw:line>
          <draw:line draw:style-name="gr2" draw:text-style-name="P2" draw:layer="layout" svg:x1="14.514cm" svg:y1="11.379cm" svg:x2="15.829cm" svg:y2="11.379cm">
            <text:p/>
          </draw:line>
          <draw:line draw:style-name="gr2" draw:text-style-name="P2" draw:layer="layout" svg:x1="15.163cm" svg:y1="12.173cm" svg:x2="15.173cm" svg:y2="11.375cm">
            <text:p/>
          </draw:line>
          <draw:line draw:style-name="gr2" draw:text-style-name="P2" draw:layer="layout" svg:x1="15.163cm" svg:y1="10.804cm" svg:x2="15.173cm" svg:y2="10.006cm">
            <text:p/>
          </draw:line>
        </draw:g>
        <draw:g xml:id="id6" draw:id="id6">
          <draw:custom-shape draw:style-name="gr6" draw:text-style-name="P4" draw:layer="layout" svg:width="0.606cm" svg:height="1.992cm" draw:transform="rotate (1.5707963267949) translate (16.515cm 7.819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6.521cm" svg:y1="7.512cm" svg:x2="15.6cm" svg:y2="7.5cm">
            <text:p/>
          </draw:line>
          <draw:line draw:style-name="gr2" draw:text-style-name="P2" draw:layer="layout" svg:x1="19.459cm" svg:y1="7.512cm" svg:x2="18.538cm" svg:y2="7.5cm">
            <text:p/>
          </draw:line>
        </draw:g>
        <draw:g xml:id="id7" draw:id="id7">
          <draw:custom-shape draw:style-name="gr7" draw:text-style-name="P4" draw:layer="layout" svg:width="1.155cm" svg:height="1.157cm" draw:transform="skewX (0.000872664625997165) rotate (-3.1396727914126) translate (20.997cm 9.576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21.015cm" svg:y1="9.6cm" svg:x2="19.759cm" svg:y2="9.598cm">
            <text:p/>
          </draw:line>
        </draw:g>
        <draw:g xml:id="id8" draw:id="id8">
          <draw:custom-shape draw:style-name="gr8" draw:text-style-name="P4" draw:layer="layout" svg:width="1.157cm" svg:height="1.156cm" draw:transform="skewX (-0.000872664625997165) rotate (-3.1396727914126) translate (21.04cm 12.175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21.059cm" svg:y1="12.199cm" svg:x2="19.803cm" svg:y2="12.197cm">
            <text:p/>
          </draw:line>
        </draw:g>
        <draw:g xml:id="id9" draw:id="id9">
          <draw:custom-shape draw:style-name="gr8" draw:text-style-name="P4" draw:layer="layout" svg:width="1.157cm" svg:height="1.157cm" draw:transform="skewX (-0.00174532925199433) rotate (-3.1396727914126) translate (21.036cm 15.076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21.059cm" svg:y1="15.1cm" svg:x2="19.803cm" svg:y2="15.098cm">
            <text:p/>
          </draw:line>
        </draw:g>
        <draw:connector draw:style-name="gr9" draw:text-style-name="P4" draw:layer="layout" svg:x1="3.025cm" svg:y1="11.792cm" svg:x2="6.132cm" svg:y2="12.675cm" draw:start-shape="id1" draw:start-glue-point="8" draw:end-shape="id2" draw:end-glue-point="2" svg:d="M3025 11792v1433h3107v-550" svg:viewBox="0 0 3108 1434">
          <text:p/>
        </draw:connector>
        <draw:connector draw:style-name="gr9" draw:text-style-name="P4" draw:layer="layout" svg:x1="3.025cm" svg:y1="10.59cm" svg:x2="6.132cm" svg:y2="9.594cm" draw:start-shape="id1" draw:start-glue-point="4" draw:end-shape="id2" draw:end-glue-point="0" svg:d="M3025 10590v-1546h3107v550" svg:viewBox="0 0 3108 1547">
          <text:p/>
        </draw:connector>
        <draw:connector draw:style-name="gr9" draw:text-style-name="P4" draw:layer="layout" svg:x1="11.7cm" svg:y1="8.825cm" svg:x2="13.144cm" svg:y2="9.432cm" draw:start-shape="id3" draw:start-glue-point="1" draw:end-shape="id4" draw:end-glue-point="0" svg:d="M11700 8825h1444v607" svg:viewBox="0 0 1445 608">
          <text:p/>
        </draw:connector>
        <draw:connector draw:style-name="gr9" draw:text-style-name="P4" draw:layer="layout" svg:x1="13.144cm" svg:y1="9.432cm" svg:x2="15.171cm" svg:y2="10.006cm" draw:start-shape="id4" draw:start-glue-point="0" draw:end-shape="id5" draw:end-glue-point="0" svg:d="M13144 9432v-550h2027v1124" svg:viewBox="0 0 2028 1125">
          <text:p/>
        </draw:connector>
        <draw:connector draw:style-name="gr9" draw:text-style-name="P4" draw:layer="layout" svg:x1="15.171cm" svg:y1="12.173cm" svg:x2="13.144cm" svg:y2="12.776cm" draw:start-shape="id5" draw:start-glue-point="2" draw:end-shape="id4" draw:end-glue-point="2" svg:d="M15171 12173v1153h-2027v-550" svg:viewBox="0 0 2028 1154">
          <text:p/>
        </draw:connector>
        <draw:connector draw:style-name="gr9" draw:text-style-name="P4" draw:layer="layout" svg:x1="19.459cm" svg:y1="7.516cm" svg:x2="20.387cm" svg:y2="8.419cm" draw:start-shape="id6" draw:start-glue-point="1" draw:end-shape="id7" draw:end-glue-point="0" svg:d="M19459 7516h928v903" svg:viewBox="0 0 929 904">
          <text:p/>
        </draw:connector>
        <draw:connector draw:style-name="gr9" draw:text-style-name="P4" draw:layer="layout" svg:x1="20.387cm" svg:y1="9.6cm" svg:x2="20.431cm" svg:y2="11.019cm" draw:start-shape="id7" draw:start-glue-point="2" draw:end-shape="id8" draw:end-glue-point="0" svg:d="M20387 9600v734h44v685" svg:viewBox="0 0 45 1420">
          <text:p/>
        </draw:connector>
        <draw:connector draw:style-name="gr9" draw:text-style-name="P4" draw:layer="layout" svg:x1="20.431cm" svg:y1="12.199cm" svg:x2="20.431cm" svg:y2="13.919cm" draw:start-shape="id8" draw:start-glue-point="2" draw:end-shape="id9" draw:end-glue-point="0" svg:d="M20431 12199v1720" svg:viewBox="0 0 1 1721">
          <text:p/>
        </draw:connector>
        <draw:g>
          <draw:line draw:style-name="gr2" draw:text-style-name="P2" draw:layer="layout" svg:x1="11.799cm" svg:y1="14.125cm" svg:x2="9.7cm" svg:y2="14.141cm">
            <text:p/>
          </draw:line>
          <draw:line draw:style-name="gr2" draw:text-style-name="P2" draw:layer="layout" svg:x1="11.8cm" svg:y1="14.116cm" svg:x2="9.701cm" svg:y2="14.132cm">
            <text:p/>
          </draw:line>
          <draw:line draw:style-name="gr2" draw:text-style-name="P2" draw:layer="layout" svg:x1="10.273cm" svg:y1="14.489cm" svg:x2="11.316cm" svg:y2="14.489cm">
            <text:p/>
          </draw:line>
          <draw:line draw:style-name="gr2" draw:text-style-name="P2" draw:layer="layout" svg:x1="10.555cm" svg:y1="14.8cm" svg:x2="11.056cm" svg:y2="14.8cm">
            <text:p/>
          </draw:line>
          <draw:line draw:style-name="gr2" draw:text-style-name="P2" draw:layer="layout" svg:x1="10.777cm" svg:y1="14.103cm" svg:x2="10.785cm" svg:y2="13.3cm">
            <text:p/>
          </draw:line>
        </draw:g>
        <draw:frame draw:style-name="gr10" draw:text-style-name="P5" draw:layer="layout" svg:width="0.8cm" svg:height="0.962cm" svg:x="2.3cm" svg:y="13.2cm">
          <draw:text-box>
            <text:p>1</text:p>
          </draw:text-box>
        </draw:frame>
        <draw:frame draw:style-name="gr10" draw:text-style-name="P5" draw:layer="layout" svg:width="0.5cm" svg:height="0.962cm" svg:x="2.4cm" svg:y="8.138cm">
          <draw:text-box>
            <text:p>2</text:p>
          </draw:text-box>
        </draw:frame>
        <draw:frame draw:style-name="gr10" draw:text-style-name="P5" draw:layer="layout" svg:width="0.6cm" svg:height="0.962cm" svg:x="8.7cm" svg:y="7.969cm">
          <draw:text-box>
            <text:p>3</text:p>
          </draw:text-box>
        </draw:frame>
        <draw:frame draw:style-name="gr11" draw:text-style-name="P5" draw:layer="layout" svg:width="0.7cm" svg:height="1.169cm" svg:x="14.2cm" svg:y="7.6cm">
          <draw:text-box>
            <text:p>4</text:p>
          </draw:text-box>
        </draw:frame>
        <draw:frame draw:style-name="gr10" draw:text-style-name="P5" draw:layer="layout" svg:width="0.7cm" svg:height="0.962cm" svg:x="20.259cm" svg:y="6.957cm">
          <draw:text-box>
            <text:p>5</text:p>
          </draw:text-box>
        </draw:frame>
        <draw:frame draw:style-name="gr12" draw:text-style-name="P5" draw:layer="layout" svg:width="0.8cm" svg:height="1cm" svg:x="20.324cm" svg:y="9.876cm">
          <draw:text-box>
            <text:p>6</text:p>
          </draw:text-box>
        </draw:frame>
        <draw:frame draw:style-name="gr13" draw:text-style-name="P5" draw:layer="layout" svg:width="0.8cm" svg:height="1.1cm" svg:x="20.41cm" svg:y="12.609cm">
          <draw:text-box>
            <text:p>7</text:p>
          </draw:text-box>
        </draw:frame>
        <draw:connector draw:style-name="gr9" draw:text-style-name="P4" draw:layer="layout" svg:x1="8.219cm" svg:y1="9.514cm" svg:x2="10.675cm" svg:y2="8.825cm" draw:start-shape="id10" draw:start-glue-point="0" draw:end-shape="id3" draw:end-glue-point="3" svg:d="M8219 9514v-689h2456" svg:viewBox="0 0 2457 690">
          <text:p/>
        </draw:connector>
        <draw:connector draw:style-name="gr9" draw:text-style-name="P4" draw:layer="layout" svg:x1="8.219cm" svg:y1="12.595cm" svg:x2="13.144cm" svg:y2="12.776cm" draw:start-shape="id10" draw:start-glue-point="2" draw:end-shape="id4" draw:end-glue-point="2" svg:d="M8219 12595v731h4925v-550" svg:viewBox="0 0 4926 732">
          <text:p/>
        </draw:connector>
        <draw:connector draw:style-name="gr9" draw:text-style-name="P4" draw:layer="layout" svg:x1="15.171cm" svg:y1="10.006cm" svg:x2="15.6cm" svg:y2="7.516cm" draw:start-shape="id5" draw:start-glue-point="0" draw:end-shape="id6" draw:end-glue-point="3" svg:d="M15171 10006v-1118h-121v-1372h550" svg:viewBox="0 0 551 2491">
          <text:p/>
        </draw:connector>
        <draw:connector draw:style-name="gr9" draw:text-style-name="P4" draw:layer="layout" svg:x1="20.431cm" svg:y1="15.1cm" svg:x2="15.171cm" svg:y2="12.173cm" draw:start-shape="id9" draw:start-glue-point="2" draw:end-shape="id5" draw:end-glue-point="2" svg:d="M20431 15100v550h-5260v-3477" svg:viewBox="0 0 5261 347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1T17:22:16.525071978</meta:creation-date>
    <dc:date>2021-05-01T22:19:04.056562929</dc:date>
    <meta:editing-duration>PT1H1M9S</meta:editing-duration>
    <meta:editing-cycles>5</meta:editing-cycles>
    <meta:generator>LibreOffice/6.4.6.2$Linux_X86_64 LibreOffice_project/40$Build-2</meta:generator>
    <meta:document-statistic meta:object-count="88"/>
  </office:meta>
</office:document-meta>
</file>